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 Narrow" fo:font-size="16pt" style:text-underline-style="solid" style:text-underline-width="auto" style:text-underline-color="font-color" fo:font-weight="bold" officeooo:rsid="001c0d99" officeooo:paragraph-rsid="001c0d99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color="#002060" style:font-name="Liberation Sans Narrow" fo:font-size="13pt" style:text-underline-style="none" fo:font-weight="bold" officeooo:rsid="0051dcfe" officeooo:paragraph-rsid="001c0d99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353cm" fo:margin-bottom="0.176cm" loext:contextual-spacing="false" fo:line-height="115%" fo:text-align="start" style:justify-single-word="false"/>
      <style:text-properties style:font-name="Liberation Sans Narrow" fo:font-size="13pt" style:text-underline-style="none" fo:font-weight="bold" officeooo:rsid="00435353" officeooo:paragraph-rsid="00435353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>
        <style:tab-stops>
          <style:tab-stop style:position="4.895cm"/>
        </style:tab-stops>
      </style:paragraph-properties>
      <style:text-properties style:font-name="Liberation Sans Narrow" fo:font-size="13pt" style:text-underline-style="none" fo:font-weight="normal" officeooo:rsid="002b2821" officeooo:paragraph-rsid="002bb15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font-name="Liberation Sans Narrow" fo:font-size="13pt" style:text-underline-style="none" fo:font-weight="normal" officeooo:rsid="002b2821" officeooo:paragraph-rsid="002b282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font-name="Liberation Sans Narrow" fo:font-size="13pt" style:text-underline-style="none" fo:font-weight="normal" officeooo:rsid="002d40cc" officeooo:paragraph-rsid="002d40c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font-name="Liberation Sans Narrow" fo:font-size="13pt" style:text-underline-style="none" fo:font-weight="normal" officeooo:rsid="002ebc70" officeooo:paragraph-rsid="002ebc7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font-name="Liberation Sans Narrow" fo:font-size="13pt" fo:font-style="normal" style:text-underline-style="none" fo:font-weight="normal" officeooo:rsid="002ebc70" officeooo:paragraph-rsid="002ebc70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font-name="Liberation Sans Narrow" fo:font-size="13pt" officeooo:paragraph-rsid="00334ccd" style:font-size-asian="13pt" style:font-size-complex="13pt"/>
    </style:style>
    <style:style style:name="P10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normal" officeooo:rsid="00392a54" officeooo:paragraph-rsid="00392a54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normal" officeooo:rsid="003a0c2f" officeooo:paragraph-rsid="003a0c2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normal" officeooo:rsid="003debf0" officeooo:paragraph-rsid="003f567c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normal" officeooo:rsid="003bf9df" officeooo:paragraph-rsid="003bf9d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bold" officeooo:rsid="00392a54" officeooo:paragraph-rsid="0039b9f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fo:font-weight="bold" officeooo:paragraph-rsid="0026866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officeooo:rsid="00270a1a" officeooo:paragraph-rsid="0027ce45" style:font-size-asian="13pt" style:font-size-complex="13pt"/>
    </style:style>
    <style:style style:name="P17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none" officeooo:paragraph-rsid="00268664" style:font-size-asian="13pt" style:font-size-complex="13pt"/>
    </style:style>
    <style:style style:name="P18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style:text-underline-style="solid" style:text-underline-width="auto" style:text-underline-color="font-color" fo:font-weight="normal" officeooo:rsid="003bf9df" officeooo:paragraph-rsid="005fd85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none" fo:font-weight="normal" officeooo:rsid="003a0c2f" officeooo:paragraph-rsid="003a0c2f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none" fo:font-weight="normal" officeooo:rsid="003bf9df" officeooo:paragraph-rsid="003bf9d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none" fo:font-weight="bold" officeooo:rsid="00270a1a" officeooo:paragraph-rsid="00270a1a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solid" style:text-underline-width="auto" style:text-underline-color="font-color" fo:font-weight="bold" officeooo:rsid="00270a1a" officeooo:paragraph-rsid="00270a1a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use-window-font-color="true" style:font-name="Liberation Sans Narrow" fo:font-size="13pt" fo:font-style="normal" style:text-underline-style="none" fo:font-weight="normal" officeooo:rsid="005fd857" officeooo:paragraph-rsid="005fd857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use-window-font-color="true" style:font-name="Liberation Sans Narrow" fo:font-size="13pt" fo:font-weight="normal" officeooo:paragraph-rsid="005fd857"/>
    </style:style>
    <style:style style:name="P25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use-window-font-color="true" style:font-name="Liberation Sans Narrow" fo:font-size="13pt" fo:font-weight="normal" officeooo:rsid="0060979a" officeooo:paragraph-rsid="0060979a" style:font-weight-asian="normal" style:font-weight-complex="normal"/>
    </style:style>
    <style:style style:name="P26" style:family="paragraph" style:parent-style-name="Standard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ce9178" style:font-name="Droid Sans Mono" fo:font-size="10.5pt" fo:font-weight="normal" officeooo:paragraph-rsid="005fd857" fo:background-color="#1e1e1e"/>
    </style:style>
    <style:style style:name="P27" style:family="paragraph" style:parent-style-name="No_20_Spacing">
      <style:paragraph-properties fo:margin-top="0.353cm" fo:margin-bottom="0.176cm" loext:contextual-spacing="false" fo:line-height="115%" fo:text-align="center" style:justify-single-word="false"/>
      <style:text-properties fo:color="#002060" style:font-name="Liberation Sans Narrow" fo:font-size="15pt" style:text-underline-style="none" fo:font-weight="bold" officeooo:rsid="0051dcfe" officeooo:paragraph-rsid="0051dcfe" style:font-size-asian="15pt" style:font-weight-asian="bold" style:font-size-complex="15pt" style:font-weight-complex="bold"/>
    </style:style>
    <style:style style:name="P28" style:family="paragraph" style:parent-style-name="No_20_Spacing">
      <style:paragraph-properties fo:margin-top="0.353cm" fo:margin-bottom="0.176cm" loext:contextual-spacing="false" fo:line-height="115%" fo:text-align="center" style:justify-single-word="false"/>
      <style:text-properties style:use-window-font-color="true" style:font-name="Liberation Sans Narrow" fo:font-size="15pt" style:text-underline-style="none" fo:font-weight="bold" officeooo:rsid="0051dcfe" officeooo:paragraph-rsid="0051dcfe" style:font-size-asian="15pt" style:font-weight-asian="bold" style:font-size-complex="15pt" style:font-weight-complex="bold"/>
    </style:style>
    <style:style style:name="P29" style:family="paragraph" style:parent-style-name="No_20_Spacing">
      <style:paragraph-properties fo:margin-top="0.353cm" fo:margin-bottom="0.176cm" loext:contextual-spacing="false" fo:line-height="115%" fo:text-align="center" style:justify-single-word="false"/>
      <style:text-properties style:use-window-font-color="true" style:font-name="Liberation Sans Narrow" fo:font-size="13pt" style:text-underline-style="none" fo:font-weight="bold" officeooo:rsid="0051dcfe" officeooo:paragraph-rsid="0051dcfe" style:font-size-asian="13pt" style:font-weight-asian="bold" style:font-size-complex="13pt" style:font-weight-complex="bold"/>
    </style:style>
    <style:style style:name="P30" style:family="paragraph" style:parent-style-name="No_20_Spacing">
      <style:paragraph-properties fo:margin-top="0.353cm" fo:margin-bottom="0.176cm" loext:contextual-spacing="false" fo:line-height="115%" fo:text-align="start" style:justify-single-word="false"/>
      <style:text-properties style:use-window-font-color="true" style:font-name="Liberation Sans Narrow" fo:font-size="13pt" style:text-underline-style="solid" style:text-underline-width="auto" style:text-underline-color="font-color" fo:font-weight="bold" officeooo:rsid="001c0d99" officeooo:paragraph-rsid="001c7cf7" style:font-size-asian="13pt" style:font-weight-asian="bold" style:font-size-complex="13pt" style:font-weight-complex="bold"/>
    </style:style>
    <style:style style:name="P31" style:family="paragraph" style:parent-style-name="No_20_Spacing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style:use-window-font-color="true" style:font-name="Liberation Sans Narrow" fo:font-size="13pt" style:text-underline-style="none" fo:font-weight="bold" officeooo:rsid="001c0d99" officeooo:paragraph-rsid="00225ef8" style:font-size-asian="13pt" style:font-weight-asian="bold" style:font-size-complex="13pt" style:font-weight-complex="bold"/>
    </style:style>
    <style:style style:name="P32" style:family="paragraph" style:parent-style-name="No_20_Spacing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solid" style:text-underline-width="auto" style:text-underline-color="font-color" fo:font-weight="normal" officeooo:rsid="0027ce45" officeooo:paragraph-rsid="0027ce45" style:font-size-asian="13pt" style:font-weight-asian="normal" style:font-size-complex="13pt" style:font-weight-complex="normal"/>
    </style:style>
    <style:style style:name="P33" style:family="paragraph" style:parent-style-name="Heading_20_2" style:list-style-name="WWNum2">
      <style:paragraph-properties fo:margin-top="0.353cm" fo:margin-bottom="0.176cm" loext:contextual-spacing="false" fo:line-height="115%" fo:text-align="start" style:justify-single-word="false"/>
      <style:text-properties style:font-name="Liberation Sans Narrow" fo:font-size="13pt" style:text-underline-style="none" fo:font-weight="bold" officeooo:rsid="001c0d99" officeooo:paragraph-rsid="001c7cf7" style:font-size-asian="13pt" style:font-weight-asian="bold" style:font-size-complex="13pt" style:font-weight-complex="bold"/>
    </style:style>
    <style:style style:name="P34" style:family="paragraph" style:parent-style-name="Heading_20_2" style:list-style-name="WWNum2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fo:color="#262626" style:font-name="Liberation Sans Narrow" fo:font-size="13pt" style:text-underline-style="solid" style:text-underline-width="auto" style:text-underline-color="font-color" fo:font-weight="bold" officeooo:rsid="001c0d99" officeooo:paragraph-rsid="001c7cf7" style:font-size-asian="13pt" style:font-weight-asian="bold" style:font-size-complex="13pt" style:font-weight-complex="bold"/>
    </style:style>
    <style:style style:name="P35" style:family="paragraph" style:parent-style-name="Heading_20_2" style:list-style-name="WWNum2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fo:color="#262626" style:font-name="Liberation Sans Narrow" fo:font-size="13pt" style:text-underline-style="solid" style:text-underline-width="auto" style:text-underline-color="font-color" fo:font-weight="bold" officeooo:rsid="001c0d99" officeooo:paragraph-rsid="001cef55" style:font-size-asian="13pt" style:font-weight-asian="bold" style:font-size-complex="13pt" style:font-weight-complex="bold"/>
    </style:style>
    <style:style style:name="P36" style:family="paragraph" style:parent-style-name="Heading_20_2" style:list-style-name="WWNum2">
      <style:paragraph-properties fo:margin-left="0.63cm" fo:margin-right="0cm" fo:margin-top="0.353cm" fo:margin-bottom="0.176cm" loext:contextual-spacing="false" fo:line-height="115%" fo:text-align="start" style:justify-single-word="false" fo:text-indent="-0.63cm" style:auto-text-indent="false"/>
      <style:text-properties fo:color="#262626" style:font-name="Liberation Sans Narrow" fo:font-size="13pt" style:text-underline-style="solid" style:text-underline-width="auto" style:text-underline-color="font-color" fo:font-weight="bold" officeooo:rsid="001c0d99" officeooo:paragraph-rsid="001ed8e4" style:font-size-asian="13pt" style:font-weight-asian="bold" style:font-size-complex="13pt" style:font-weight-complex="bold"/>
    </style:style>
    <style:style style:name="P37" style:family="paragraph" style:parent-style-name="Heading_20_2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fo:color="#262626" style:font-name="Liberation Sans Narrow" fo:font-size="13pt" style:text-underline-style="solid" style:text-underline-width="auto" style:text-underline-color="font-color" fo:font-weight="bold" officeooo:rsid="001c0d99" officeooo:paragraph-rsid="00270a1a" style:font-size-asian="13pt" style:font-weight-asian="bold" style:font-size-complex="13pt" style:font-weight-complex="bold"/>
    </style:style>
    <style:style style:name="P38" style:family="paragraph" style:parent-style-name="Heading_20_2" style:list-style-name="WWNum2">
      <style:paragraph-properties fo:margin-left="0cm" fo:margin-right="0cm" fo:margin-top="0.353cm" fo:margin-bottom="0.176cm" loext:contextual-spacing="false" fo:line-height="115%" fo:text-align="start" style:justify-single-word="false" fo:text-indent="0cm" style:auto-text-indent="false"/>
      <style:text-properties style:font-name="Liberation Sans Narrow" fo:font-size="13pt" officeooo:paragraph-rsid="00268664" style:font-size-asian="13pt" style:font-size-complex="13pt"/>
    </style:style>
    <style:style style:name="T1" style:family="text">
      <style:text-properties fo:color="#262626"/>
    </style:style>
    <style:style style:name="T2" style:family="text">
      <style:text-properties fo:color="#262626" style:text-underline-style="solid" style:text-underline-width="auto" style:text-underline-color="font-color"/>
    </style:style>
    <style:style style:name="T3" style:family="text">
      <style:text-properties fo:color="#262626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262626" style:text-underline-style="solid" style:text-underline-width="auto" style:text-underline-color="font-color" fo:font-weight="bold" officeooo:rsid="001c0d99" style:font-weight-asian="bold" style:font-weight-complex="bold"/>
    </style:style>
    <style:style style:name="T5" style:family="text">
      <style:text-properties fo:color="#262626" style:text-underline-style="solid" style:text-underline-width="auto" style:text-underline-color="font-color" officeooo:rsid="002bb159"/>
    </style:style>
    <style:style style:name="T6" style:family="text">
      <style:text-properties fo:color="#262626" officeooo:rsid="003b85d1"/>
    </style:style>
    <style:style style:name="T7" style:family="text">
      <style:text-properties fo:color="#262626" fo:font-weight="bold" style:font-weight-asian="bold" style:font-weight-complex="bold"/>
    </style:style>
    <style:style style:name="T8" style:family="text">
      <style:text-properties fo:color="#262626" fo:font-weight="bold" officeooo:rsid="00383ae4" style:font-weight-asian="bold" style:font-weight-complex="bold"/>
    </style:style>
    <style:style style:name="T9" style:family="text">
      <style:text-properties fo:color="#262626" fo:font-weight="bold" officeooo:rsid="00392a54" style:font-weight-asian="bold" style:font-weight-complex="bold"/>
    </style:style>
    <style:style style:name="T10" style:family="text">
      <style:text-properties fo:color="#262626" fo:font-weight="bold" officeooo:rsid="001c0d99" style:font-weight-asian="bold" style:font-weight-complex="bold"/>
    </style:style>
    <style:style style:name="T11" style:family="text">
      <style:text-properties fo:color="#262626" fo:font-weight="bold" officeooo:rsid="003a0c2f" style:font-weight-asian="bold" style:font-weight-complex="bold"/>
    </style:style>
    <style:style style:name="T12" style:family="text">
      <style:text-properties fo:color="#262626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262626" fo:font-style="italic" fo:font-weight="bold" officeooo:rsid="0058fb8c" style:font-style-asian="italic" style:font-weight-asian="bold" style:font-style-complex="italic" style:font-weight-complex="bold"/>
    </style:style>
    <style:style style:name="T14" style:family="text">
      <style:text-properties fo:color="#262626" fo:font-style="italic" fo:font-weight="bold" officeooo:rsid="005fd857" style:font-style-asian="italic" style:font-weight-asian="bold" style:font-style-complex="italic" style:font-weight-complex="bold"/>
    </style:style>
    <style:style style:name="T15" style:family="text">
      <style:text-properties fo:color="#262626" fo:font-style="italic" style:text-underline-style="none" fo:font-weight="bold" officeooo:rsid="00334ccd" style:font-style-asian="italic" style:font-weight-asian="bold" style:font-style-complex="italic" style:font-weight-complex="bold"/>
    </style:style>
    <style:style style:name="T16" style:family="text">
      <style:text-properties fo:color="#262626" fo:font-style="italic" style:text-underline-style="none" fo:font-weight="normal" officeooo:rsid="00334ccd" style:font-style-asian="italic" style:font-weight-asian="normal" style:font-style-complex="italic" style:font-weight-complex="normal"/>
    </style:style>
    <style:style style:name="T17" style:family="text">
      <style:text-properties fo:color="#262626" fo:font-style="italic" style:font-style-asian="italic" style:font-style-complex="italic"/>
    </style:style>
    <style:style style:name="T18" style:family="text">
      <style:text-properties fo:color="#262626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262626" officeooo:rsid="003bf9df"/>
    </style:style>
    <style:style style:name="T20" style:family="text">
      <style:text-properties fo:color="#262626" officeooo:rsid="0039a19e"/>
    </style:style>
    <style:style style:name="T21" style:family="text">
      <style:text-properties fo:color="#262626" officeooo:rsid="0039b9f5"/>
    </style:style>
    <style:style style:name="T22" style:family="text">
      <style:text-properties fo:color="#262626" fo:font-weight="normal" style:font-weight-asian="normal" style:font-weight-complex="normal"/>
    </style:style>
    <style:style style:name="T23" style:family="text">
      <style:text-properties fo:color="#262626" fo:font-weight="normal" officeooo:rsid="0039b9f5" style:font-weight-asian="normal" style:font-weight-complex="normal"/>
    </style:style>
    <style:style style:name="T24" style:family="text">
      <style:text-properties fo:color="#262626" fo:font-weight="normal" officeooo:rsid="00368186" style:font-weight-asian="normal" style:font-weight-complex="normal"/>
    </style:style>
    <style:style style:name="T25" style:family="text">
      <style:text-properties fo:color="#262626" fo:font-weight="normal" officeooo:rsid="00392a54" style:font-weight-asian="normal" style:font-weight-complex="normal"/>
    </style:style>
    <style:style style:name="T26" style:family="text">
      <style:text-properties fo:color="#262626" fo:font-weight="normal" officeooo:rsid="003692c1" style:font-weight-asian="normal" style:font-weight-complex="normal"/>
    </style:style>
    <style:style style:name="T27" style:family="text">
      <style:text-properties fo:color="#262626" fo:font-weight="normal" officeooo:rsid="003826e9" style:font-weight-asian="normal" style:font-weight-complex="normal"/>
    </style:style>
    <style:style style:name="T28" style:family="text">
      <style:text-properties fo:color="#262626" fo:font-weight="normal" officeooo:rsid="00383ae4" style:font-weight-asian="normal" style:font-weight-complex="normal"/>
    </style:style>
    <style:style style:name="T29" style:family="text">
      <style:text-properties fo:color="#262626" fo:font-weight="normal" officeooo:rsid="0049b0c9" style:font-weight-asian="normal" style:font-weight-complex="normal"/>
    </style:style>
    <style:style style:name="T30" style:family="text">
      <style:text-properties fo:color="#262626" fo:font-weight="normal" officeooo:rsid="00440e27" style:font-weight-asian="normal" style:font-weight-complex="normal"/>
    </style:style>
    <style:style style:name="T31" style:family="text">
      <style:text-properties fo:color="#262626" fo:font-weight="normal" officeooo:rsid="0044bb8d" style:font-weight-asian="normal" style:font-weight-complex="normal"/>
    </style:style>
    <style:style style:name="T32" style:family="text">
      <style:text-properties fo:color="#262626" fo:font-weight="normal" officeooo:rsid="004b0c88" style:font-weight-asian="normal" style:font-weight-complex="normal"/>
    </style:style>
    <style:style style:name="T33" style:family="text">
      <style:text-properties fo:color="#262626" fo:font-weight="normal" officeooo:rsid="004e157e" style:font-weight-asian="normal" style:font-weight-complex="normal"/>
    </style:style>
    <style:style style:name="T34" style:family="text">
      <style:text-properties fo:color="#262626" fo:font-weight="normal" officeooo:rsid="004e2e3a" style:font-weight-asian="normal" style:font-weight-complex="normal"/>
    </style:style>
    <style:style style:name="T35" style:family="text">
      <style:text-properties fo:color="#262626" officeooo:rsid="00368186"/>
    </style:style>
    <style:style style:name="T36" style:family="text">
      <style:text-properties fo:color="#262626" officeooo:rsid="003692c1"/>
    </style:style>
    <style:style style:name="T37" style:family="text">
      <style:text-properties fo:color="#262626" officeooo:rsid="003826e9"/>
    </style:style>
    <style:style style:name="T38" style:family="text">
      <style:text-properties fo:color="#262626" officeooo:rsid="00383ae4"/>
    </style:style>
    <style:style style:name="T39" style:family="text">
      <style:text-properties fo:color="#262626" officeooo:rsid="0049b0c9"/>
    </style:style>
    <style:style style:name="T40" style:family="text">
      <style:text-properties fo:color="#262626" officeooo:rsid="001c0d99"/>
    </style:style>
    <style:style style:name="T41" style:family="text">
      <style:text-properties fo:color="#262626" officeooo:rsid="003240b0"/>
    </style:style>
    <style:style style:name="T42" style:family="text">
      <style:text-properties fo:color="#262626" officeooo:rsid="00308a1b"/>
    </style:style>
    <style:style style:name="T43" style:family="text">
      <style:text-properties fo:color="#262626" style:text-underline-style="none" fo:font-weight="normal" officeooo:rsid="00334ccd" style:font-weight-asian="normal" style:font-weight-complex="normal"/>
    </style:style>
    <style:style style:name="T44" style:family="text">
      <style:text-properties fo:color="#262626" style:text-underline-style="none" fo:font-weight="normal" officeooo:rsid="00368186" style:font-weight-asian="normal" style:font-weight-complex="normal"/>
    </style:style>
    <style:style style:name="T45" style:family="text">
      <style:text-properties fo:color="#262626" style:text-underline-style="none" fo:font-weight="bold" officeooo:rsid="00268664" style:font-weight-asian="bold" style:font-weight-complex="bold"/>
    </style:style>
    <style:style style:name="T46" style:family="text">
      <style:text-properties fo:color="#262626" officeooo:rsid="002bb159"/>
    </style:style>
    <style:style style:name="T47" style:family="text">
      <style:text-properties fo:color="#262626" fo:font-style="normal" style:font-style-asian="normal" style:font-style-complex="normal"/>
    </style:style>
    <style:style style:name="T48" style:family="text">
      <style:text-properties fo:color="#262626" fo:font-style="normal" officeooo:rsid="001c0d99" style:font-style-asian="normal" style:font-style-complex="normal"/>
    </style:style>
    <style:style style:name="T49" style:family="text">
      <style:text-properties fo:color="#262626" fo:font-style="normal" officeooo:rsid="005ce8a5" style:font-style-asian="normal" style:font-style-complex="normal"/>
    </style:style>
    <style:style style:name="T50" style:family="text">
      <style:text-properties fo:color="#262626" officeooo:rsid="0056b809"/>
    </style:style>
    <style:style style:name="T51" style:family="text">
      <style:text-properties fo:color="#262626" officeooo:rsid="005ee5e3"/>
    </style:style>
    <style:style style:name="T5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3" style:family="text">
      <style:text-properties style:use-window-font-color="true"/>
    </style:style>
    <style:style style:name="T54" style:family="text">
      <style:text-properties fo:font-style="normal" style:text-underline-style="none" officeooo:rsid="005fd857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font-style="normal" style:text-underline-style="none" style:font-size-asian="13pt" style:font-style-asian="normal" style:font-size-complex="13pt" style:font-style-complex="normal"/>
    </style:style>
    <style:style style:name="T56" style:family="text">
      <style:text-properties fo:font-style="normal" style:text-underline-style="none" officeooo:rsid="005fd857" style:font-size-asian="13pt" style:font-style-asian="normal" style:font-size-complex="13pt" style:font-style-complex="normal"/>
    </style:style>
    <style:style style:name="T57" style:family="text">
      <style:text-properties fo:font-style="normal" style:text-underline-style="none" fo:font-weight="bold" officeooo:rsid="005fd857" style:font-size-asian="13pt" style:font-style-asian="normal" style:font-weight-asian="bold" style:font-size-complex="13pt" style:font-style-complex="normal" style:font-weight-complex="bold"/>
    </style:style>
    <style:style style:name="T58" style:family="text">
      <style:text-properties fo:font-style="normal" style:text-underline-style="none" fo:font-weight="bold" officeooo:rsid="005fd857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officeooo:rsid="005b6d1f"/>
    </style:style>
    <style:style style:name="T60" style:family="text">
      <style:text-properties officeooo:rsid="005fd857"/>
    </style:style>
    <style:style style:name="T61" style:family="text">
      <style:text-properties fo:color="#ce9178" style:font-name="Droid Sans Mono" fo:font-size="10.5pt" fo:background-color="#1e1e1e" loext:char-shading-value="0"/>
    </style:style>
    <style:style style:name="T62" style:family="text">
      <style:text-properties style:font-name="Droid Sans Mono" fo:font-size="10.5pt" fo:background-color="#1e1e1e" loext:char-shading-value="0"/>
    </style:style>
    <style:style style:name="T63" style:family="text">
      <style:text-properties style:font-name="Droid Sans Mono" fo:font-size="10.5pt" fo:font-style="normal" style:text-underline-style="none" officeooo:rsid="005fd857" fo:background-color="#1e1e1e" loext:char-shading-value="0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officeooo:rsid="006097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 CHARGE DU PROJET SITE WEB <text:span text:style-name="T59">SONATEL</text:span> <text:s/>ACADEMY <text:span text:style-name="T64">Hôtel</text:span></text:p>
      <text:p text:style-name="P2"/>
      <text:p text:style-name="P29"><text:span text:style-name="T52">Présenter par</text:span></text:p>
      <text:p text:style-name="P28">Souleymane <text:span text:style-name="T59">Diémé</text:span></text:p>
      <text:p text:style-name="P28">Rokhaya Diop</text:p>
      <text:p text:style-name="P28">Diene Senghor</text:p>
      <text:p text:style-name="P27"><text:span text:style-name="T53">Mame Lena Ndiongue</text:span> </text:p>
      <text:p text:style-name="P30">1. Présentation d’ensemble du projet</text:p>
      <text:list xml:id="list1697042724" text:style-name="WWNum2">
        <text:list-item>
          <text:list>
            <text:list-item>
              <text:h text:style-name="P33" text:outline-level="2"><text:span text:style-name="T2">Présentation de </text:span><text:span text:style-name="T5">l’hôtel</text:span><text:span text:style-name="T2">:</text:span></text:h>
            </text:list-item>
          </text:list>
        </text:list-item>
      </text:list>
      <text:p text:style-name="P3"><text:span text:style-name="T48">S</text:span><text:span text:style-name="T47">onatel <text:s/>Academy </text:span><text:span text:style-name="T49">Hôtel</text:span><text:span text:style-name="T47"> (SAH) </text:span><text:span text:style-name="T1"><text:s/></text:span><text:span text:style-name="T22">est cré le</text:span><text:span text:style-name="T17"> </text:span><text:span text:style-name="T47">12/04/2019</text:span><text:span text:style-name="T17">, </text:span><text:span text:style-name="T22"><text:s/>est un véritable lodge africain et </text:span><text:span text:style-name="T32">hôtel</text:span><text:span text:style-name="T22"> de charme situé dans une des plus belles régions du Sénégal, le </text:span><text:span text:style-name="T47">delta du saloum</text:span><text:span text:style-name="T17">.</text:span><text:span text:style-name="T18"> </text:span><text:span text:style-name="T22">L’hôtel est composé de </text:span><text:span text:style-name="T33">sept</text:span><text:span text:style-name="T34">(7)</text:span><text:span text:style-name="T22"> bungalows et deux</text:span><text:span text:style-name="T34">(2)</text:span><text:span text:style-name="T22"> suites luxueuses avec piscines privées construites de manière originale en bois sur pilotis au milieu d’un jardin tropical luxuriant beigné par les eaux calmes et salées d</text:span><text:span text:style-name="T32">u</text:span><text:span text:style-name="T22"> delta. </text:span><text:span text:style-name="T30">Les principaux concurrents sont : king fahd palace et Terrou bi. </text:span><text:span text:style-name="T31">Le site SAH <text:s/>permet de mettre en valeur l’hôtel en tant que tel, avec sa présentation attractive permet d’attirer plus de clients mais aussi leurs fournit l’accès aux informations nécessaires.</text:span></text:p>
      <text:list xml:id="list94128709654577" text:continue-numbering="true" text:style-name="WWNum2">
        <text:list-item>
          <text:list>
            <text:list-item>
              <text:h text:style-name="P34" text:outline-level="2">Les objectifs du site:</text:h>
            </text:list-item>
          </text:list>
        </text:list-item>
      </text:list>
      <text:p text:style-name="P4"><text:span text:style-name="T40"><text:s text:c="3"/>Nous avons un site vitrine permettant de vulgariser </text:span><text:span text:style-name="T46">Sonatel </text:span><text:span text:style-name="T40">Academy </text:span><text:span text:style-name="T51">HÔTEL</text:span><text:span text:style-name="T40"> </text:span><text:span text:style-name="T46">(</text:span><text:span text:style-name="T40">SA</text:span><text:span text:style-name="T46">H) </text:span><text:span text:style-name="T40">avec ses différents loges imbattables.</text:span></text:p>
      <text:list xml:id="list94129209005863" text:continue-numbering="true" text:style-name="WWNum2">
        <text:list-item>
          <text:list>
            <text:list-item>
              <text:h text:style-name="P34" text:outline-level="2">La cible adressée par le site:</text:h>
            </text:list-item>
          </text:list>
        </text:list-item>
      </text:list>
      <text:p text:style-name="P5"><text:span text:style-name="T40">N</text:span><text:span text:style-name="T1">ous avons comme cible toute personne désirant un séjour d</text:span><text:span text:style-name="T46">ans</text:span><text:span text:style-name="T1"> le calme et le confort comme les ménages, les touristes….</text:span></text:p>
      <text:list xml:id="list94128056306816" text:continue-numbering="true" text:style-name="WWNum2">
        <text:list-item>
          <text:list>
            <text:list-item>
              <text:h text:style-name="P35" text:outline-level="2">Objectifs quantitatifs:</text:h>
            </text:list-item>
          </text:list>
        </text:list-item>
      </text:list>
      <text:p text:style-name="P5"><text:span text:style-name="T40">N</text:span><text:span text:style-name="T1">ous comptons </text:span><text:span text:style-name="T46">louer les </text:span><text:span text:style-name="T50">sept</text:span><text:span text:style-name="T46"> </text:span><text:span text:style-name="T1">chambres </text:span><text:span text:style-name="T46">et deux suites de façon permanente.</text:span></text:p>
      <text:list xml:id="list94128798855600" text:continue-numbering="true" text:style-name="WWNum2">
        <text:list-item>
          <text:list>
            <text:list-item>
              <text:h text:style-name="P35" text:outline-level="2">Périmètre du projet: </text:h>
            </text:list-item>
          </text:list>
        </text:list-item>
      </text:list>
      <text:p text:style-name="P6"><text:soft-page-break/><text:span text:style-name="T40">L</text:span><text:span text:style-name="T1">e site doit être multilingue afin qu’il soit compréhensif et à la portée de plusieurs personnes de langues différentes comme : </text:span><text:span text:style-name="T17">f</text:span><text:span text:style-name="T12">rançais, anglais, espagnol, portugais, wolof, arabe. </text:span></text:p>
      <text:list xml:id="list94129529028495" text:continue-numbering="true" text:style-name="WWNum2">
        <text:list-item>
          <text:list>
            <text:list-item>
              <text:h text:style-name="P36" text:outline-level="2">Description de l’existant:</text:h>
            </text:list-item>
          </text:list>
        </text:list-item>
      </text:list>
      <text:p text:style-name="P8"><text:span text:style-name="T40">C’</text:span><text:span text:style-name="T1">est un site </text:span><text:span text:style-name="T7">nouveau</text:span><text:span text:style-name="T1"> pas tout à fait </text:span><text:span text:style-name="T12">opérationnel</text:span><text:span text:style-name="T1"> répondant aux critères d’un travail à </text:span><text:span text:style-name="T39">r</text:span><text:span text:style-name="T1">endre. C’est un site </text:span><text:span text:style-name="T12">statique</text:span><text:span text:style-name="T7">. </text:span><text:span text:style-name="T1">Il n’est ni </text:span><text:span text:style-name="T12">hébergé</text:span><text:span text:style-name="T1">, pas encore de </text:span><text:span text:style-name="T12">nom de domaine</text:span><text:span text:style-name="T7">.</text:span></text:p>
      <text:p text:style-name="P8"><text:span text:style-name="T12">Les documents de présentation</text:span><text:span text:style-name="T7"> </text:span><text:span text:style-name="T1">de l’hôtel ne sont pas disponibles.</text:span></text:p>
      <text:p text:style-name="P7"><text:span text:style-name="T12">Les ressources disponibles</text:span><text:span text:style-name="T1"> dans le site sont : le logo ,</text:span><text:span text:style-name="T41">images ,</text:span><text:span text:style-name="T1"> </text:span><text:span text:style-name="T42">tableau, </text:span><text:span text:style-name="T1">les textes descriptifs….</text:span></text:p>
      <text:p text:style-name="P9"><text:span text:style-name="T15">Les ressources humaines</text:span><text:span text:style-name="T16"> </text:span><text:span text:style-name="T43">sont les web masters et les </text:span><text:span text:style-name="T44">web-designer.</text:span><text:span text:style-name="T43"> Il n’a pas de chef de projet car <text:s/>on a utilisé la méthode agile</text:span><text:span text:style-name="T4">.</text:span></text:p>
      <text:p text:style-name="P31">3. Description fonctionnelle et technique</text:p>
      <text:list xml:id="list94128796737177" text:continue-numbering="true" text:style-name="WWNum2">
        <text:list-item>
          <text:list>
            <text:list-header>
              <text:h text:style-name="P38" text:outline-level="2"><text:span text:style-name="T45"><text:s text:c="2"/>3.1 </text:span><text:span text:style-name="T4">Arborescence du site :</text:span></text:h>
            </text:list-header>
          </text:list>
        </text:list-item>
      </text:list>
      <text:p text:style-name="P10"><text:span text:style-name="T40">L</text:span><text:span text:style-name="T1">es différentes sections du site sont :</text:span></text:p>
      <text:p text:style-name="P10"><text:span text:style-name="T1">- </text:span><text:span text:style-name="T7">Header : </text:span><text:span text:style-name="T1">contient le logo et le menu.</text:span></text:p>
      <text:p text:style-name="P10"><text:span text:style-name="T7">- Body :</text:span><text:span text:style-name="T1"> les </text:span><text:span text:style-name="T39">éléments</text:span><text:span text:style-name="T1"> principaux comme les images et les paragraphes , </text:span><text:span text:style-name="T20">le contenu du site.</text:span></text:p>
      <text:p text:style-name="P14"><text:span text:style-name="T20">- </text:span><text:span text:style-name="T21">Footer </text:span><text:span text:style-name="T23">: c’est le pied des pages qui contient certaines information du site comme : l’adresse mail, l’adresse </text:span><text:span text:style-name="T29">Facebook</text:span><text:span text:style-name="T23">, les </text:span><text:span text:style-name="T29">numéros</text:span><text:span text:style-name="T23"> de téléphone...</text:span></text:p>
      <text:p text:style-name="P15"><text:span text:style-name="T24">Le sites est constitué des </text:span><text:span text:style-name="T25">pages</text:span><text:span text:style-name="T24"> suivantes : </text:span><text:span text:style-name="T35">Accueil , Chambre , Tarif et Contact.</text:span></text:p>
      <text:p text:style-name="P15"><text:span text:style-name="T35">- </text:span><text:span text:style-name="T39">Accueil</text:span><text:span text:style-name="T36"> : </text:span><text:span text:style-name="T26">constitué des images défilantes accompagnées de textes descriptifs permettant la présentation globale de l’hôtel.</text:span></text:p>
      <text:p text:style-name="P15"><text:span text:style-name="T36">-</text:span><text:span text:style-name="T26"> </text:span><text:span text:style-name="T37">Chambre : </text:span><text:span text:style-name="T27"><text:s/>cette partie présente les différents loges qu’offre l’hôtel  et leurs descriptions détaillées.</text:span></text:p>
      <text:p text:style-name="P15"><text:span text:style-name="T37">- </text:span><text:span text:style-name="T38">Tarif </text:span><text:span text:style-name="T28">: ceci renseigne les </text:span><text:span text:style-name="T25">différents </text:span><text:span text:style-name="T28">prix des chambres qui sont </text:span><text:span text:style-name="T25">aussi </text:span><text:span text:style-name="T28">variables selon les saisons </text:span><text:span text:style-name="T38">: basse saison( Mai à Octobre) et haute saison (Novembre à Avril).</text:span></text:p>
      <text:p text:style-name="P17"><text:span text:style-name="T8">- </text:span><text:span text:style-name="T9">Contact : </text:span><text:span text:style-name="T25">il s’agit ici d’un formulaire que remplit le client afin de fournir des informations pour la réservation.</text:span></text:p>
      <text:p text:style-name="P16"><text:soft-page-break/><text:span text:style-name="T10">3.</text:span><text:span text:style-name="T7"> </text:span><text:span text:style-name="T11">2 </text:span><text:span text:style-name="T3">Informations relatives aux contenus:</text:span></text:p>
      <text:p text:style-name="P19"><text:s/>Le contenu est constitué d’images et de textes.</text:p>
      <text:p text:style-name="P11"><text:span text:style-name="T1">Au fur et à mesure <text:s/>modifier</text:span><text:span text:style-name="T19">a</text:span><text:span text:style-name="T1"> les images et les textes. </text:span><text:span text:style-name="T6">Voire </text:span><text:span text:style-name="T19">y </text:span><text:span text:style-name="T6">ajouter des pages ou vidéos si le besoin se sente.</text:span></text:p>
      <text:p text:style-name="P16"><text:span text:style-name="T10">3.</text:span><text:span text:style-name="T11">3</text:span><text:span text:style-name="T7"> </text:span><text:span text:style-name="T3">Contraintes techniques:</text:span></text:p>
      <text:p text:style-name="P20">Les contraintes technologiques sont HTML et CSS.</text:p>
      <text:p text:style-name="P12"><text:span text:style-name="T6">L</text:span><text:span text:style-name="T1">e prestataire doit héberger le site.</text:span></text:p>
      <text:p text:style-name="P13"><text:span text:style-name="T1">Le site est compatible avec les navigateurs les plus connus comme </text:span><text:span text:style-name="T12">chrome, </text:span><text:span text:style-name="T13">Firefox</text:span><text:span text:style-name="T12">…</text:span></text:p>
      <text:p text:style-name="P18"><text:span text:style-name="T14">4. charte graphique :</text:span></text:p>
      <text:p text:style-name="P24"><text:span text:style-name="T54">Les codes couleur utilisés sont : des pages background image mais sur le menu nous avons utilisé comme code couleur dominant celui du logo </text:span><text:span text:style-name="T57">#3c1f1d. </text:span></text:p>
      <text:p text:style-name="P25"><text:span text:style-name="T56">A</text:span><text:span text:style-name="T55">L </text:span></text:p>
      <text:p text:style-name="P26"><text:span text:style-name="T54"/></text:p>
      <text:p text:style-name="P24"><text:span text:style-name="T63"/></text:p>
      <text:p text:style-name="P23"/>
      <text:p text:style-name="P32"/>
      <text:p text:style-name="P21"/>
      <text:p text:style-name="P22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2:44:03.020973514</meta:creation-date>
    <dc:date>2019-04-19T09:27:12.214016591</dc:date>
    <meta:editing-duration>PT5H20M3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575" meta:character-count="3508" meta:non-whitespace-character-count="2962"/>
  </office:meta>
</office:document-meta>
</file>